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2.96cm" style:rel-column-width="11409*"/>
    </style:style>
    <style:style style:name="Tabel1.B" style:family="table-column">
      <style:table-column-properties style:column-width="10.557cm" style:rel-column-width="40695*"/>
    </style:style>
    <style:style style:name="Tabel1.C" style:family="table-column">
      <style:table-column-properties style:column-width="1.651cm" style:rel-column-width="6364*"/>
    </style:style>
    <style:style style:name="Tabel1.D" style:family="table-column">
      <style:table-column-properties style:column-width="1.833cm" style:rel-column-width="706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1.3" style:family="table-row">
      <style:table-row-properties style:min-row-height="1.824cm"/>
    </style:style>
    <style:style style:name="Tabel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.A4" style:family="table-cell">
      <style:table-cell-properties fo:padding="0.097cm" fo:border-left="0.002cm solid #000000" fo:border-right="none" fo:border-top="none" fo:border-bottom="0.002cm solid #000000"/>
    </style:style>
    <style:style style:name="Tabel1.6" style:family="table-row">
      <style:table-row-properties style:min-row-height="2.013cm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2.96cm" style:rel-column-width="11409*"/>
    </style:style>
    <style:style style:name="Tabel2.B" style:family="table-column">
      <style:table-column-properties style:column-width="10.557cm" style:rel-column-width="40695*"/>
    </style:style>
    <style:style style:name="Tabel2.C" style:family="table-column">
      <style:table-column-properties style:column-width="1.651cm" style:rel-column-width="6364*"/>
    </style:style>
    <style:style style:name="Tabel2.D" style:family="table-column">
      <style:table-column-properties style:column-width="1.833cm" style:rel-column-width="7067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2.3" style:family="table-row">
      <style:table-row-properties style:min-row-height="1.431cm"/>
    </style:style>
    <style:style style:name="Tabel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.A4" style:family="table-cell">
      <style:table-cell-properties fo:padding="0.097cm" fo:border-left="0.002cm solid #000000" fo:border-right="none" fo:border-top="none" fo:border-bottom="0.002cm solid #000000"/>
    </style:style>
    <style:style style:name="Tabel2.6" style:family="table-row">
      <style:table-row-properties style:min-row-height="1.071cm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2.96cm" style:rel-column-width="11409*"/>
    </style:style>
    <style:style style:name="Tabel3.B" style:family="table-column">
      <style:table-column-properties style:column-width="10.557cm" style:rel-column-width="40695*"/>
    </style:style>
    <style:style style:name="Tabel3.C" style:family="table-column">
      <style:table-column-properties style:column-width="1.651cm" style:rel-column-width="6364*"/>
    </style:style>
    <style:style style:name="Tabel3.D" style:family="table-column">
      <style:table-column-properties style:column-width="1.833cm" style:rel-column-width="7067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D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3.3" style:family="table-row">
      <style:table-row-properties style:min-row-height="1.457cm"/>
    </style:style>
    <style:style style:name="Tabel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.A4" style:family="table-cell">
      <style:table-cell-properties fo:padding="0.097cm" fo:border-left="0.002cm solid #000000" fo:border-right="none" fo:border-top="none" fo:border-bottom="0.002cm solid #000000"/>
    </style:style>
    <style:style style:name="Tabel3.6" style:family="table-row">
      <style:table-row-properties style:min-row-height="1.515cm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2.96cm" style:rel-column-width="11409*"/>
    </style:style>
    <style:style style:name="Tabel4.B" style:family="table-column">
      <style:table-column-properties style:column-width="10.557cm" style:rel-column-width="40695*"/>
    </style:style>
    <style:style style:name="Tabel4.C" style:family="table-column">
      <style:table-column-properties style:column-width="1.651cm" style:rel-column-width="6364*"/>
    </style:style>
    <style:style style:name="Tabel4.D" style:family="table-column">
      <style:table-column-properties style:column-width="1.833cm" style:rel-column-width="7067*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D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4.3" style:family="table-row">
      <style:table-row-properties style:min-row-height="1.457cm"/>
    </style:style>
    <style:style style:name="Tabel4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.A4" style:family="table-cell">
      <style:table-cell-properties fo:padding="0.097cm" fo:border-left="0.002cm solid #000000" fo:border-right="none" fo:border-top="none" fo:border-bottom="0.002cm solid #000000"/>
    </style:style>
    <style:style style:name="Tabel4.6" style:family="table-row">
      <style:table-row-properties style:min-row-height="1.018cm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2.96cm" style:rel-column-width="11409*"/>
    </style:style>
    <style:style style:name="Tabel5.B" style:family="table-column">
      <style:table-column-properties style:column-width="10.557cm" style:rel-column-width="40695*"/>
    </style:style>
    <style:style style:name="Tabel5.C" style:family="table-column">
      <style:table-column-properties style:column-width="1.651cm" style:rel-column-width="6364*"/>
    </style:style>
    <style:style style:name="Tabel5.D" style:family="table-column">
      <style:table-column-properties style:column-width="1.833cm" style:rel-column-width="7067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D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5.3" style:family="table-row">
      <style:table-row-properties style:min-row-height="1.457cm"/>
    </style:style>
    <style:style style:name="Tabel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.A4" style:family="table-cell">
      <style:table-cell-properties fo:padding="0.097cm" fo:border-left="0.002cm solid #000000" fo:border-right="none" fo:border-top="none" fo:border-bottom="0.002cm solid #000000"/>
    </style:style>
    <style:style style:name="Tabel5.6" style:family="table-row">
      <style:table-row-properties style:min-row-height="1.018cm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2.96cm" style:rel-column-width="11409*"/>
    </style:style>
    <style:style style:name="Tabel6.B" style:family="table-column">
      <style:table-column-properties style:column-width="10.557cm" style:rel-column-width="40695*"/>
    </style:style>
    <style:style style:name="Tabel6.C" style:family="table-column">
      <style:table-column-properties style:column-width="1.651cm" style:rel-column-width="6364*"/>
    </style:style>
    <style:style style:name="Tabel6.D" style:family="table-column">
      <style:table-column-properties style:column-width="1.833cm" style:rel-column-width="7067*"/>
    </style:style>
    <style:style style:name="Tabe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6.D1" style:family="table-cell">
      <style:table-cell-properties fo:padding="0.097cm" fo:border="0.002cm solid #000000"/>
    </style:style>
    <style:style style:name="Tabel6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6.3" style:family="table-row">
      <style:table-row-properties style:min-row-height="1.457cm"/>
    </style:style>
    <style:style style:name="Tabel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6.A4" style:family="table-cell">
      <style:table-cell-properties fo:padding="0.097cm" fo:border-left="0.002cm solid #000000" fo:border-right="none" fo:border-top="none" fo:border-bottom="0.002cm solid #000000"/>
    </style:style>
    <style:style style:name="Tabel6.6" style:family="table-row">
      <style:table-row-properties style:min-row-height="1.018cm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2.96cm" style:rel-column-width="11409*"/>
    </style:style>
    <style:style style:name="Tabel7.B" style:family="table-column">
      <style:table-column-properties style:column-width="10.557cm" style:rel-column-width="40695*"/>
    </style:style>
    <style:style style:name="Tabel7.C" style:family="table-column">
      <style:table-column-properties style:column-width="1.651cm" style:rel-column-width="6364*"/>
    </style:style>
    <style:style style:name="Tabel7.D" style:family="table-column">
      <style:table-column-properties style:column-width="1.833cm" style:rel-column-width="7067*"/>
    </style:style>
    <style:style style:name="Tabe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7.D1" style:family="table-cell">
      <style:table-cell-properties fo:padding="0.097cm" fo:border="0.002cm solid #000000"/>
    </style:style>
    <style:style style:name="Tabel7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7.3" style:family="table-row">
      <style:table-row-properties style:min-row-height="1.457cm"/>
    </style:style>
    <style:style style:name="Tabel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.A4" style:family="table-cell">
      <style:table-cell-properties fo:padding="0.097cm" fo:border-left="0.002cm solid #000000" fo:border-right="none" fo:border-top="none" fo:border-bottom="0.002cm solid #000000"/>
    </style:style>
    <style:style style:name="Tabel7.6" style:family="table-row">
      <style:table-row-properties style:min-row-height="1.018cm"/>
    </style:style>
    <style:style style:name="Tabel8" style:family="table">
      <style:table-properties style:width="17cm" fo:break-before="page" table:align="margins"/>
    </style:style>
    <style:style style:name="Tabel8.A" style:family="table-column">
      <style:table-column-properties style:column-width="2.96cm" style:rel-column-width="11409*"/>
    </style:style>
    <style:style style:name="Tabel8.B" style:family="table-column">
      <style:table-column-properties style:column-width="10.557cm" style:rel-column-width="40695*"/>
    </style:style>
    <style:style style:name="Tabel8.C" style:family="table-column">
      <style:table-column-properties style:column-width="1.651cm" style:rel-column-width="6364*"/>
    </style:style>
    <style:style style:name="Tabel8.D" style:family="table-column">
      <style:table-column-properties style:column-width="1.833cm" style:rel-column-width="7067*"/>
    </style:style>
    <style:style style:name="Tabe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8.D1" style:family="table-cell">
      <style:table-cell-properties fo:padding="0.097cm" fo:border="0.002cm solid #000000"/>
    </style:style>
    <style:style style:name="Tabel8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8.3" style:family="table-row">
      <style:table-row-properties style:min-row-height="1.457cm"/>
    </style:style>
    <style:style style:name="Tabel8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8.A4" style:family="table-cell">
      <style:table-cell-properties fo:padding="0.097cm" fo:border-left="0.002cm solid #000000" fo:border-right="none" fo:border-top="none" fo:border-bottom="0.002cm solid #000000"/>
    </style:style>
    <style:style style:name="Tabel8.6" style:family="table-row">
      <style:table-row-properties style:min-row-height="1.018cm"/>
    </style:style>
    <style:style style:name="Tabel9" style:family="table">
      <style:table-properties style:width="17cm" table:align="margins"/>
    </style:style>
    <style:style style:name="Tabel9.A" style:family="table-column">
      <style:table-column-properties style:column-width="2.96cm" style:rel-column-width="11409*"/>
    </style:style>
    <style:style style:name="Tabel9.B" style:family="table-column">
      <style:table-column-properties style:column-width="10.557cm" style:rel-column-width="40695*"/>
    </style:style>
    <style:style style:name="Tabel9.C" style:family="table-column">
      <style:table-column-properties style:column-width="1.651cm" style:rel-column-width="6364*"/>
    </style:style>
    <style:style style:name="Tabel9.D" style:family="table-column">
      <style:table-column-properties style:column-width="1.833cm" style:rel-column-width="7067*"/>
    </style:style>
    <style:style style:name="Tabe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9.D1" style:family="table-cell">
      <style:table-cell-properties fo:padding="0.097cm" fo:border="0.002cm solid #000000"/>
    </style:style>
    <style:style style:name="Tabel9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9.3" style:family="table-row">
      <style:table-row-properties style:min-row-height="1.457cm"/>
    </style:style>
    <style:style style:name="Tabel9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9.A4" style:family="table-cell">
      <style:table-cell-properties fo:padding="0.097cm" fo:border-left="0.002cm solid #000000" fo:border-right="none" fo:border-top="none" fo:border-bottom="0.002cm solid #000000"/>
    </style:style>
    <style:style style:name="Tabel9.6" style:family="table-row">
      <style:table-row-properties style:min-row-height="1.018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jlage B: Pre-test</text:p>
      <text:p text:style-name="Subtitle">Het testen van de bijgeleverde server</text:p>
      <text:h text:style-name="Heading_20_1" text:outline-level="1">Toelichting</text:h>
      <text:p text:style-name="Text_20_body">Deze test is afgenomen voordat er begonnen is te werken aan het framework. Via Putty is er verbinding gemaakt om zo tegen elkaar te kunnen spelen.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table:number-columns-spanned="2" office:value-type="string">
            <text:p text:style-name="P2">Inloggen</text:p>
          </table:table-cell>
          <table:covered-table-cell/>
          <table:table-cell table:style-name="Tabel1.A1" office:value-type="string">
            <text:p text:style-name="P1">CODE:</text:p>
          </table:table-cell>
          <table:table-cell table:style-name="Tabel1.D1" office:value-type="string">
            <text:p text:style-name="Table_20_Contents">PT01</text:p>
          </table:table-cell>
        </table:table-row>
        <table:table-row>
          <table:table-cell table:style-name="Tabel1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1.3">
          <table:table-cell table:style-name="Tabel1.A3" table:number-columns-spanned="4" office:value-type="string">
            <text:p text:style-name="Table_20_Contents">De gebruiker moet kunnen inloggen in de server door een gebruikersnaam op te geven.</text:p>
          </table:table-cell>
          <table:covered-table-cell/>
          <table:covered-table-cell/>
          <table:covered-table-cell/>
        </table:table-row>
        <table:table-row>
          <table:table-cell table:style-name="Tabel1.A4" office:value-type="string">
            <text:p text:style-name="P1">Beoordeling:</text:p>
          </table:table-cell>
          <table:table-cell table:style-name="Tabel1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1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1.6">
          <table:table-cell table:style-name="Tabel1.A3" table:number-columns-spanned="4" office:value-type="string">
            <text:p text:style-name="Table_20_Contents">Het is mogelijk in te loggen op de server.<text:line-break/>Via Putty moest er alleen wel 5 keer geprobeerd worden voordat de server de request accepteerde.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table:number-columns-spanned="2" office:value-type="string">
            <text:p text:style-name="P2">Subscribe</text:p>
          </table:table-cell>
          <table:covered-table-cell/>
          <table:table-cell table:style-name="Tabel2.A1" office:value-type="string">
            <text:p text:style-name="P1">CODE:</text:p>
          </table:table-cell>
          <table:table-cell table:style-name="Tabel2.D1" office:value-type="string">
            <text:p text:style-name="Table_20_Contents">PT02</text:p>
          </table:table-cell>
        </table:table-row>
        <table:table-row>
          <table:table-cell table:style-name="Tabel2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2.3">
          <table:table-cell table:style-name="Tabel2.A3" table:number-columns-spanned="4" office:value-type="string">
            <text:p text:style-name="Table_20_Contents">De gebruiker moet zich kunnen inschrijven voor een bepaalde gametype door de gewenste gametype mee te geven in het verzoek.</text:p>
          </table:table-cell>
          <table:covered-table-cell/>
          <table:covered-table-cell/>
          <table:covered-table-cell/>
        </table:table-row>
        <table:table-row>
          <table:table-cell table:style-name="Tabel2.A4" office:value-type="string">
            <text:p text:style-name="P1">Beoordeling:</text:p>
          </table:table-cell>
          <table:table-cell table:style-name="Tabel2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2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2.6">
          <table:table-cell table:style-name="Tabel2.A3" table:number-columns-spanned="4" office:value-type="string">
            <text:p text:style-name="Table_20_Contents">Het is voor de gebruiker mogelijk om zich in te schrijven voor een gegeven(aanwezige) gametype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table:number-columns-spanned="2" office:value-type="string">
            <text:p text:style-name="P2">Send Challenge</text:p>
          </table:table-cell>
          <table:covered-table-cell/>
          <table:table-cell table:style-name="Tabel3.A1" office:value-type="string">
            <text:p text:style-name="P1">CODE:</text:p>
          </table:table-cell>
          <table:table-cell table:style-name="Tabel3.D1" office:value-type="string">
            <text:p text:style-name="Table_20_Contents">PT03</text:p>
          </table:table-cell>
        </table:table-row>
        <table:table-row>
          <table:table-cell table:style-name="Tabel3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3.3">
          <table:table-cell table:style-name="Tabel3.A3" table:number-columns-spanned="4" office:value-type="string">
            <text:p text:style-name="Table_20_Contents">De speler moet een uitdaging kunnen versturen naar een andere speler voor een gewenste gametype.</text:p>
          </table:table-cell>
          <table:covered-table-cell/>
          <table:covered-table-cell/>
          <table:covered-table-cell/>
        </table:table-row>
        <table:table-row>
          <table:table-cell table:style-name="Tabel3.A4" office:value-type="string">
            <text:p text:style-name="P1">Beoordeling:</text:p>
          </table:table-cell>
          <table:table-cell table:style-name="Tabel3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3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3.6">
          <table:table-cell table:style-name="Tabel3.A3" table:number-columns-spanned="4" office:value-type="string">
            <text:p text:style-name="Table_20_Contents">Het is mogelijke een (ingelogde) speler uit te nodigen/dagen voor en speltype naar keuze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ext:soft-page-break/>
        <table:table-row>
          <table:table-cell table:style-name="Tabel4.A1" table:number-columns-spanned="2" office:value-type="string">
            <text:p text:style-name="P2">Recieve Challenge</text:p>
          </table:table-cell>
          <table:covered-table-cell/>
          <table:table-cell table:style-name="Tabel4.A1" office:value-type="string">
            <text:p text:style-name="P1">CODE:</text:p>
          </table:table-cell>
          <table:table-cell table:style-name="Tabel4.D1" office:value-type="string">
            <text:p text:style-name="Table_20_Contents">PT04</text:p>
          </table:table-cell>
        </table:table-row>
        <table:table-row>
          <table:table-cell table:style-name="Tabel4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4.3">
          <table:table-cell table:style-name="Tabel4.A3" table:number-columns-spanned="4" office:value-type="string">
            <text:p text:style-name="Table_20_Contents">De speler moet uitdagingen/uitnodigingen kunnen ontvangen van andere spelers.</text:p>
          </table:table-cell>
          <table:covered-table-cell/>
          <table:covered-table-cell/>
          <table:covered-table-cell/>
        </table:table-row>
        <table:table-row>
          <table:table-cell table:style-name="Tabel4.A4" office:value-type="string">
            <text:p text:style-name="P1">Beoordeling:</text:p>
          </table:table-cell>
          <table:table-cell table:style-name="Tabel4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4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4.6">
          <table:table-cell table:style-name="Tabel4.A3" table:number-columns-spanned="4" office:value-type="string">
            <text:p text:style-name="Table_20_Contents">Er worden uitnodigingen doorgestuurd via de server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row>
          <table:table-cell table:style-name="Tabel5.A1" table:number-columns-spanned="2" office:value-type="string">
            <text:p text:style-name="P2">Accept Challenge</text:p>
          </table:table-cell>
          <table:covered-table-cell/>
          <table:table-cell table:style-name="Tabel5.A1" office:value-type="string">
            <text:p text:style-name="P1">CODE:</text:p>
          </table:table-cell>
          <table:table-cell table:style-name="Tabel5.D1" office:value-type="string">
            <text:p text:style-name="Table_20_Contents">PT05</text:p>
          </table:table-cell>
        </table:table-row>
        <table:table-row>
          <table:table-cell table:style-name="Tabel5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5.3">
          <table:table-cell table:style-name="Tabel5.A3" table:number-columns-spanned="4" office:value-type="string">
            <text:p text:style-name="Table_20_Contents">De speler moet een uitdaging kunnen accepteren door de challenge ID mee tegeven.</text:p>
          </table:table-cell>
          <table:covered-table-cell/>
          <table:covered-table-cell/>
          <table:covered-table-cell/>
        </table:table-row>
        <table:table-row>
          <table:table-cell table:style-name="Tabel5.A4" office:value-type="string">
            <text:p text:style-name="P1">Beoordeling:</text:p>
          </table:table-cell>
          <table:table-cell table:style-name="Tabel5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5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5.6">
          <table:table-cell table:style-name="Tabel5.A3" table:number-columns-spanned="4" office:value-type="string">
            <text:p text:style-name="Table_20_Contents">Het is mogelijke een uitdaging/uitnodiging te accepteren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row>
          <table:table-cell table:style-name="Tabel6.A1" table:number-columns-spanned="2" office:value-type="string">
            <text:p text:style-name="P2">Decline Challenge</text:p>
          </table:table-cell>
          <table:covered-table-cell/>
          <table:table-cell table:style-name="Tabel6.A1" office:value-type="string">
            <text:p text:style-name="P1">CODE:</text:p>
          </table:table-cell>
          <table:table-cell table:style-name="Tabel6.D1" office:value-type="string">
            <text:p text:style-name="Table_20_Contents">PT06</text:p>
          </table:table-cell>
        </table:table-row>
        <table:table-row>
          <table:table-cell table:style-name="Tabel6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6.3">
          <table:table-cell table:style-name="Tabel6.A3" table:number-columns-spanned="4" office:value-type="string">
            <text:p text:style-name="Table_20_Contents">De speler moet een uitdaging kunnen weigeren.</text:p>
          </table:table-cell>
          <table:covered-table-cell/>
          <table:covered-table-cell/>
          <table:covered-table-cell/>
        </table:table-row>
        <table:table-row>
          <table:table-cell table:style-name="Tabel6.A4" office:value-type="string">
            <text:p text:style-name="P1">Beoordeling:</text:p>
          </table:table-cell>
          <table:table-cell table:style-name="Tabel6.A3" table:number-columns-spanned="3" office:value-type="string">
            <text:p text:style-name="Table_20_Contents">fail</text:p>
          </table:table-cell>
          <table:covered-table-cell/>
          <table:covered-table-cell/>
        </table:table-row>
        <table:table-row>
          <table:table-cell table:style-name="Tabel6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6.6">
          <table:table-cell table:style-name="Tabel6.A3" table:number-columns-spanned="4" office:value-type="string">
            <text:p text:style-name="Table_20_Contents">Er zijn geen commando's voor de server om een uitnodiging expliciet te verwijderen/weigeren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row>
          <table:table-cell table:style-name="Tabel7.A1" table:number-columns-spanned="2" office:value-type="string">
            <text:p text:style-name="P2">Start Tournament</text:p>
          </table:table-cell>
          <table:covered-table-cell/>
          <table:table-cell table:style-name="Tabel7.A1" office:value-type="string">
            <text:p text:style-name="P1">CODE:</text:p>
          </table:table-cell>
          <table:table-cell table:style-name="Tabel7.D1" office:value-type="string">
            <text:p text:style-name="Table_20_Contents">PT07</text:p>
          </table:table-cell>
        </table:table-row>
        <table:table-row>
          <table:table-cell table:style-name="Tabel7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7.3">
          <table:table-cell table:style-name="Tabel7.A3" table:number-columns-spanned="4" office:value-type="string">
            <text:p text:style-name="Table_20_Contents">Er moet een toernooi gestart kunnen worden.</text:p>
          </table:table-cell>
          <table:covered-table-cell/>
          <table:covered-table-cell/>
          <table:covered-table-cell/>
        </table:table-row>
        <table:table-row>
          <table:table-cell table:style-name="Tabel7.A4" office:value-type="string">
            <text:p text:style-name="P1">Beoordeling:</text:p>
          </table:table-cell>
          <table:table-cell table:style-name="Tabel7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7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7.6">
          <table:table-cell table:style-name="Tabel7.A3" table:number-columns-spanned="4" office:value-type="string">
            <text:p text:style-name="Table_20_Contents">Via de server kan er een toernooi gestart worden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row>
          <table:table-cell table:style-name="Tabel8.A1" table:number-columns-spanned="2" office:value-type="string">
            <text:p text:style-name="P2">Move</text:p>
          </table:table-cell>
          <table:covered-table-cell/>
          <table:table-cell table:style-name="Tabel8.A1" office:value-type="string">
            <text:p text:style-name="P1">CODE:</text:p>
          </table:table-cell>
          <table:table-cell table:style-name="Tabel8.D1" office:value-type="string">
            <text:p text:style-name="Table_20_Contents">PT08</text:p>
          </table:table-cell>
        </table:table-row>
        <table:table-row>
          <table:table-cell table:style-name="Tabel8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8.3">
          <table:table-cell table:style-name="Tabel8.A3" table:number-columns-spanned="4" office:value-type="string">
            <text:p text:style-name="Table_20_Contents">De speler moet een zet kunnen doen.</text:p>
          </table:table-cell>
          <table:covered-table-cell/>
          <table:covered-table-cell/>
          <table:covered-table-cell/>
        </table:table-row>
        <table:table-row>
          <table:table-cell table:style-name="Tabel8.A4" office:value-type="string">
            <text:p text:style-name="P1">Beoordeling:</text:p>
          </table:table-cell>
          <table:table-cell table:style-name="Tabel8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8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8.6">
          <table:table-cell table:style-name="Tabel8.A3" table:number-columns-spanned="4" office:value-type="string">
            <text:p text:style-name="Table_20_Contents">Het is mogelijk om een zet te doen, bij een ongeldige zet heeft de speler verloren.</text:p>
          </table:table-cell>
          <table:covered-table-cell/>
          <table:covered-table-cell/>
          <table:covered-table-cell/>
        </table:table-row>
      </table:table>
      <text:p text:style-name="Standard"/>
      <table:table table:name="Tabel9" table:style-name="Tabel9">
        <table:table-column table:style-name="Tabel9.A"/>
        <table:table-column table:style-name="Tabel9.B"/>
        <table:table-column table:style-name="Tabel9.C"/>
        <table:table-column table:style-name="Tabel9.D"/>
        <table:table-row>
          <table:table-cell table:style-name="Tabel9.A1" table:number-columns-spanned="2" office:value-type="string">
            <text:p text:style-name="P2">Forfeit</text:p>
          </table:table-cell>
          <table:covered-table-cell/>
          <table:table-cell table:style-name="Tabel9.A1" office:value-type="string">
            <text:p text:style-name="P1">CODE:</text:p>
          </table:table-cell>
          <table:table-cell table:style-name="Tabel9.D1" office:value-type="string">
            <text:p text:style-name="Table_20_Contents">PT09</text:p>
          </table:table-cell>
        </table:table-row>
        <table:table-row>
          <table:table-cell table:style-name="Tabel9.A2" table:number-columns-spanned="4" office:value-type="string">
            <text:p text:style-name="P1">Omschrijving:</text:p>
          </table:table-cell>
          <table:covered-table-cell/>
          <table:covered-table-cell/>
          <table:covered-table-cell/>
        </table:table-row>
        <table:table-row table:style-name="Tabel9.3">
          <table:table-cell table:style-name="Tabel9.A3" table:number-columns-spanned="4" office:value-type="string">
            <text:p text:style-name="Table_20_Contents">De speler moet een spel kunnen opgeven en zo de game verliezen.</text:p>
          </table:table-cell>
          <table:covered-table-cell/>
          <table:covered-table-cell/>
          <table:covered-table-cell/>
        </table:table-row>
        <table:table-row>
          <table:table-cell table:style-name="Tabel9.A4" office:value-type="string">
            <text:p text:style-name="P1">Beoordeling:</text:p>
          </table:table-cell>
          <table:table-cell table:style-name="Tabel9.A3" table:number-columns-spanned="3" office:value-type="string">
            <text:p text:style-name="Table_20_Contents">succes</text:p>
          </table:table-cell>
          <table:covered-table-cell/>
          <table:covered-table-cell/>
        </table:table-row>
        <table:table-row>
          <table:table-cell table:style-name="Tabel9.A2" table:number-columns-spanned="4" office:value-type="string">
            <text:p text:style-name="P1">Toelichting:</text:p>
          </table:table-cell>
          <table:covered-table-cell/>
          <table:covered-table-cell/>
          <table:covered-table-cell/>
        </table:table-row>
        <table:table-row table:style-name="Tabel9.6">
          <table:table-cell table:style-name="Tabel9.A3" table:number-columns-spanned="4" office:value-type="string">
            <text:p text:style-name="Table_20_Contents">Het is mogelijke een spel op te geven om zo de game te verliezen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text-properties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Veenstra</meta:initial-creator>
    <meta:creation-date>2014-04-15T14:41:19.02</meta:creation-date>
    <dc:date>2014-04-17T14:29:07.39</dc:date>
    <dc:creator>Stephan Veenstra</dc:creator>
    <meta:editing-duration>PT41M37S</meta:editing-duration>
    <meta:editing-cycles>9</meta:editing-cycles>
    <meta:generator>OpenOffice/4.0.0$Win32 OpenOffice.org_project/400m3$Build-9702</meta:generator>
    <meta:document-statistic meta:table-count="9" meta:image-count="0" meta:object-count="0" meta:page-count="3" meta:paragraph-count="85" meta:word-count="328" meta:character-count="2150"/>
  </office:meta>
</office:document-meta>
</file>